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82cm" svg:height="1.4cm" svg:x="4.722cm" svg:y="10.652cm">
          <text:p text:style-name="P1"><text:span text:style-name="T1">PICK WORD </text:span></text:p>
          <text:p text:style-name="P1"><text:span text:style-name="T1">FROM 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881cm" svg:height="1.397cm" svg:x="8.025cm" svg:y="10.652cm">
          <text:p text:style-name="P1"><text:span text:style-name="T1">CHOOSE RANDOM</text:span></text:p>
          <text:p text:style-name="P1"><text:span text:style-name="T1"><text:s/></text:span><text:span text:style-name="T1">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883cm" svg:height="1.396cm" svg:x="8.366cm" svg:y="6.208cm">
          <text:p text:style-name="P1"><text:span text:style-name="T1">GET SECRET</text:span></text:p>
          <text:p text:style-name="P1"><text:span text:style-name="T1"><text:s/></text:span><text:span text:style-name="T1">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82cm" svg:height="1.397cm" svg:x="13.021cm" svg:y="2.905cm">
          <text:p text:style-name="P1"><text:span text:style-name="T1">PLAY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82cm" svg:height="1.398cm" svg:x="13.065cm" svg:y="6.08cm">
          <text:p text:style-name="P1"><text:span text:style-name="T1">GET VALID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83cm" svg:height="1.397cm" svg:x="23.606cm" svg:y="10.779cm">
          <text:p text:style-name="P1"><text:span text:style-name="T1">PRINT SECRET </text:span></text:p>
          <text:p text:style-name="P1"><text:span text:style-name="T1">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882cm" svg:height="1.398cm" svg:x="0.912cm" svg:y="10.651cm">
          <text:p text:style-name="P1"><text:span text:style-name="T1">CHECK IF THE FILE</text:span></text:p>
          <text:p text:style-name="P1"><text:span text:style-name="T1">EXIS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807cm" svg:y1="7.604cm" svg:x2="6.163cm" svg:y2="10.652cm" draw:start-shape="id1" draw:start-glue-point="2" draw:end-shape="id2" draw:end-glue-point="0" svg:d="m9807 7604-3644 3048" svg:viewBox="0 0 3645 3049">
          <text:p/>
        </draw:connector>
        <draw:connector draw:style-name="gr2" draw:text-style-name="P1" draw:layer="layout" draw:type="line" svg:x1="14.462cm" svg:y1="4.302cm" svg:x2="14.506cm" svg:y2="6.08cm" draw:start-shape="id3" draw:start-glue-point="2" draw:end-shape="id4" svg:d="m14462 4302 44 1778" svg:viewBox="0 0 45 1779">
          <text:p/>
        </draw:connector>
        <draw:custom-shape draw:style-name="gr1" draw:text-style-name="P2" xml:id="id7" draw:id="id7" draw:layer="layout" svg:width="2.882cm" svg:height="1.397cm" svg:x="11.287cm" svg:y="10.652cm">
          <text:p text:style-name="P1"><text:span text:style-name="T1">GET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882cm" svg:height="1.397cm" svg:x="14.462cm" svg:y="10.652cm">
          <text:p text:style-name="P1"><text:span text:style-name="T1">ANALYZE </text:span></text:p>
          <text:p text:style-name="P1"><text:span text:style-name="T1">CORRECTN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22cm" svg:height="1.398cm" svg:x="17.655cm" svg:y="10.778cm">
          <text:p text:style-name="P1"><text:span text:style-name="T1">ANALYZE IF </text:span></text:p>
          <text:p text:style-name="P1"><text:span text:style-name="T1">LETTER IS </text:span></text:p>
          <text:p text:style-name="P1"><text:span text:style-name="T1">REPEAT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506cm" svg:y1="7.478cm" svg:x2="15.903cm" svg:y2="10.652cm" draw:start-shape="id4" draw:start-glue-point="2" draw:end-shape="id5" draw:end-glue-point="0" svg:d="m14506 7478 1397 3174" svg:viewBox="0 0 1398 3175">
          <text:p/>
        </draw:connector>
        <draw:connector draw:style-name="gr2" draw:text-style-name="P1" draw:layer="layout" draw:type="line" svg:x1="14.506cm" svg:y1="7.478cm" svg:x2="18.916cm" svg:y2="10.778cm" draw:start-shape="id4" draw:start-glue-point="2" draw:end-shape="id6" draw:end-glue-point="0" svg:d="m14506 7478 4410 3300" svg:viewBox="0 0 4411 3301">
          <text:p/>
        </draw:connector>
        <draw:connector draw:style-name="gr2" draw:text-style-name="P1" draw:layer="layout" draw:type="line" svg:x1="14.506cm" svg:y1="7.478cm" svg:x2="12.728cm" svg:y2="10.652cm" draw:start-shape="id4" draw:start-glue-point="2" draw:end-shape="id7" draw:end-glue-point="0" svg:d="m14506 7478-1778 3174" svg:viewBox="0 0 1779 3175">
          <text:p/>
        </draw:connector>
        <draw:connector draw:style-name="gr2" draw:text-style-name="P1" draw:layer="layout" draw:type="line" svg:x1="9.807cm" svg:y1="7.604cm" svg:x2="2.353cm" svg:y2="10.651cm" draw:start-shape="id1" draw:start-glue-point="2" draw:end-shape="id8" draw:end-glue-point="0" svg:d="m9807 7604-7454 3047" svg:viewBox="0 0 7455 3048">
          <text:p/>
        </draw:connector>
        <draw:connector draw:style-name="gr2" draw:text-style-name="P1" draw:layer="layout" draw:type="line" svg:x1="14.462cm" svg:y1="4.302cm" svg:x2="9.807cm" svg:y2="6.208cm" draw:start-shape="id3" draw:start-glue-point="2" draw:end-shape="id1" draw:end-glue-point="0" svg:d="m14462 4302-4655 1906" svg:viewBox="0 0 4656 1907">
          <text:p/>
        </draw:connector>
        <draw:connector draw:style-name="gr2" draw:text-style-name="P1" draw:layer="layout" draw:type="line" svg:x1="9.807cm" svg:y1="7.604cm" svg:x2="9.465cm" svg:y2="10.652cm" draw:start-shape="id1" draw:start-glue-point="2" draw:end-shape="id9" draw:end-glue-point="0" svg:d="m9807 7604-342 3048" svg:viewBox="0 0 343 3049">
          <text:p/>
        </draw:connector>
        <draw:custom-shape draw:style-name="gr1" draw:text-style-name="P2" xml:id="id11" draw:id="id11" draw:layer="layout" svg:width="2.882cm" svg:height="1.397cm" svg:x="24.622cm" svg:y="6.08cm">
          <text:p text:style-name="P1"><text:span text:style-name="T1">CHECK WORD</text:span></text:p>
          <text:p text:style-name="P1"><text:span text:style-name="T1">CORRECTN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882cm" svg:height="1.397cm" svg:x="2.309cm" svg:y="6.207cm">
          <text:p text:style-name="P1"><text:span text:style-name="T1">INITIALIZE </text:span></text:p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462cm" svg:y1="4.302cm" svg:x2="3.75cm" svg:y2="6.207cm" draw:start-shape="id3" draw:start-glue-point="2" draw:end-shape="id10" draw:end-glue-point="0" svg:d="m14462 4302-10712 1905" svg:viewBox="0 0 10713 1906">
          <text:p/>
        </draw:connector>
        <draw:connector draw:style-name="gr2" draw:text-style-name="P1" draw:layer="layout" draw:type="line" svg:x1="14.462cm" svg:y1="4.302cm" svg:x2="26.063cm" svg:y2="6.08cm" draw:start-shape="id3" draw:start-glue-point="2" draw:end-shape="id11" draw:end-glue-point="0" svg:d="m14462 4302 11601 1778" svg:viewBox="0 0 11602 1779">
          <text:p/>
        </draw:connector>
        <draw:custom-shape draw:style-name="gr1" draw:text-style-name="P2" draw:layer="layout" svg:width="2.882cm" svg:height="1.397cm" svg:x="19.415cm" svg:y="6.207cm">
          <text:p text:style-name="P1"><text:span text:style-name="T1">UPLOAD 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82cm" svg:height="1.397cm" svg:x="26.947cm" svg:y="10.779cm">
          <text:p text:style-name="P1"><text:span text:style-name="T1">CHECK WORD</text:span></text:p>
          <text:p text:style-name="P1"><text:span text:style-name="T1">IS DO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4:15:03</meta:creation-date>
    <dc:date>2014-04-07T11:07:16</dc:date>
    <meta:editing-duration>PT5H56M50S</meta:editing-duration>
    <meta:editing-cycles>7</meta:editing-cycles>
    <meta:generator>LibreOffice/4.0.2.2$Linux_X86_64 LibreOffice_project/400m0$Build-2</meta:generator>
    <meta:document-statistic meta:object-count="24"/>
  </office:meta>
</office:document-meta>
</file>